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79000001A1F0A3490EF7617C68.png" manifest:media-type="image/png"/>
  <manifest:file-entry manifest:full-path="Pictures/10000201000000BD000001110A9C9BFA6A53BE57.png" manifest:media-type="image/png"/>
  <manifest:file-entry manifest:full-path="Pictures/10000201000001C00000030898E10CDFD2D82268.png" manifest:media-type="image/png"/>
  <manifest:file-entry manifest:full-path="Pictures/10000201000007AF0000004B1978CCA2139AB622.png" manifest:media-type="image/png"/>
  <manifest:file-entry manifest:full-path="Pictures/1000020100000226000001722BB8748E82A7AAB0.png" manifest:media-type="image/png"/>
  <manifest:file-entry manifest:full-path="Pictures/100002010000004B000005044857AF46AE9A2164.png" manifest:media-type="image/png"/>
  <manifest:file-entry manifest:full-path="Pictures/100002010000001C000000623DB5DF291E1B4BCC.png" manifest:media-type="image/png"/>
  <manifest:file-entry manifest:full-path="Pictures/10000201000003180000001CAACD287086EA1121.png" manifest:media-type="image/png"/>
  <manifest:file-entry manifest:full-path="Pictures/1000020100000067000000572B3CBDD783DB19AE.png" manifest:media-type="image/png"/>
  <manifest:file-entry manifest:full-path="Pictures/1000020100000053000000547DCE545725EF32A4.png" manifest:media-type="image/png"/>
  <manifest:file-entry manifest:full-path="Pictures/1000020100000050000000514523CC8834827140.png" manifest:media-type="image/png"/>
  <manifest:file-entry manifest:full-path="Pictures/10000201000000500000005062CE7CBB62C60C3E.png" manifest:media-type="image/png"/>
  <manifest:file-entry manifest:full-path="Pictures/10000201000000530000005435A686266E1E28A9.png" manifest:media-type="image/png"/>
  <manifest:file-entry manifest:full-path="Pictures/100002010000001C00000062F02E68691297ECB1.png" manifest:media-type="image/png"/>
  <manifest:file-entry manifest:full-path="Pictures/10000201000000ED000000E322332D20D4326DCA.png" manifest:media-type="image/png"/>
  <manifest:file-entry manifest:full-path="Pictures/1000020100000067000000572F30B0C244B54440.png" manifest:media-type="image/png"/>
  <manifest:file-entry manifest:full-path="Pictures/10000201000003180000001C66F5F592A56477AE.png" manifest:media-type="image/png"/>
  <manifest:file-entry manifest:full-path="Pictures/10000201000001020000015E338BD4AC878A774B.png" manifest:media-type="image/png"/>
  <manifest:file-entry manifest:full-path="Pictures/100002010000001C00000062537C350011342FC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5.082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3366ff"/>
    </style:style>
    <style:style style:name="gr6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7" style:family="graphic" style:parent-style-name="standard">
      <style:graphic-properties draw:stroke="none" draw:fill="solid" draw:fill-color="#ff0000"/>
    </style:style>
    <style:style style:name="gr8" style:family="graphic" style:parent-style-name="standard">
      <style:graphic-properties draw:stroke="solid" svg:stroke-width="0.07cm" svg:stroke-color="#00e000" draw:stroke-linejoin="round" svg:stroke-linecap="butt" draw:fill="none" fo:padding-top="0.035cm" fo:padding-bottom="0.035cm" fo:padding-left="0.035cm" fo:padding-right="0.035cm"/>
    </style:style>
    <style:style style:name="gr9" style:family="graphic" style:parent-style-name="standard">
      <style:graphic-properties draw:stroke="solid" svg:stroke-width="0.061cm" svg:stroke-color="#000000" draw:stroke-linejoin="round" svg:stroke-linecap="butt" draw:fill="none" fo:padding-top="0.03cm" fo:padding-bottom="0.03cm" fo:padding-left="0.03cm" fo:padding-right="0.03cm"/>
    </style:style>
    <style:style style:name="gr10" style:family="graphic" style:parent-style-name="standard">
      <style:graphic-properties draw:stroke="none" draw:fill="solid" draw:fill-color="#00e000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92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3.52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2.18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2.199cm" fo:padding-top="0cm" fo:padding-bottom="0cm" fo:padding-left="0cm" fo:padding-right="0cm"/>
    </style:style>
    <style:style style:name="gr15" style:family="graphic" style:parent-style-name="standard">
      <style:graphic-properties draw:stroke="none" draw:fill="solid" draw:fill-color="#ffffff" draw:opacity="66%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234cm" fo:padding-top="0cm" fo:padding-bottom="0cm" fo:padding-left="0cm" fo:padding-right="0cm"/>
    </style:style>
    <style:style style:name="gr17" style:family="graphic" style:parent-style-name="standard">
      <style:graphic-properties draw:stroke="none" draw:fill="solid" draw:fill-color="#0000ff" draw:opacity="28%"/>
    </style:style>
    <style:style style:name="gr18" style:family="graphic" style:parent-style-name="standard">
      <style:graphic-properties draw:stroke="solid" svg:stroke-width="0.026cm" svg:stroke-color="#4a7ebb" svg:stroke-opacity="28%" draw:stroke-linejoin="round" svg:stroke-linecap="butt" draw:fill="none" fo:padding-top="0.013cm" fo:padding-bottom="0.013cm" fo:padding-left="0.013cm" fo:padding-right="0.013cm"/>
    </style:style>
    <style:style style:name="gr19" style:family="graphic" style:parent-style-name="standard">
      <style:graphic-properties draw:stroke="solid" svg:stroke-width="0.07cm" svg:stroke-color="#000000" draw:stroke-linejoin="round" svg:stroke-linecap="butt" draw:fill="none" fo:padding-top="0.035cm" fo:padding-bottom="0.035cm" fo:padding-left="0.035cm" fo:padding-right="0.035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84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0.63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68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22cm" fo:padding-top="0cm" fo:padding-bottom="0cm" fo:padding-left="0cm" fo:padding-right="0cm"/>
    </style:style>
    <style:style style:name="gr24" style:family="graphic" style:parent-style-name="standard">
      <style:graphic-properties draw:stroke="none" draw:fill="solid" draw:fill-color="#00e000" draw:opacity="28%"/>
    </style:style>
    <style:style style:name="gr25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26" style:family="graphic" style:parent-style-name="standard">
      <style:graphic-properties draw:stroke="none" draw:fill="solid" draw:fill-color="#ff0000" draw:opacity="28%"/>
    </style:style>
    <style:style style:name="gr27" style:family="graphic" style:parent-style-name="standard">
      <style:graphic-properties draw:stroke="solid" svg:stroke-width="0.07cm" svg:stroke-color="#0070c0" draw:stroke-linejoin="round" svg:stroke-linecap="butt" draw:fill="none" fo:padding-top="0.035cm" fo:padding-bottom="0.035cm" fo:padding-left="0.035cm" fo:padding-right="0.035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3.91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1.522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solid" draw:fill-color="#3366ff"/>
    </style:style>
    <style:style style:name="P7" style:family="paragraph">
      <loext:graphic-properties draw:fill="solid" draw:fill-color="#ff0000"/>
    </style:style>
    <style:style style:name="P8" style:family="paragraph">
      <loext:graphic-properties draw:fill="solid" draw:fill-color="#00e000"/>
    </style:style>
    <style:style style:name="P9" style:family="paragraph">
      <loext:graphic-properties draw:fill="solid" draw:fill-color="#ffffff" draw:opacity="66%"/>
    </style:style>
    <style:style style:name="P10" style:family="paragraph">
      <loext:graphic-properties draw:fill="solid" draw:fill-color="#0000ff" draw:opacity="28%"/>
    </style:style>
    <style:style style:name="P11" style:family="paragraph">
      <loext:graphic-properties draw:fill="none"/>
      <style:text-properties fo:font-size="12pt" style:font-size-asian="12pt" style:font-size-complex="12pt"/>
    </style:style>
    <style:style style:name="P12" style:family="paragraph">
      <loext:graphic-properties draw:fill="solid" draw:fill-color="#00e000" draw:opacity="28%"/>
    </style:style>
    <style:style style:name="P13" style:family="paragraph">
      <loext:graphic-properties draw:fill="solid" draw:fill-color="#ff0000" draw:opacity="28%"/>
    </style:style>
    <style:style style:name="P14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color="#000000" style:font-name="Cambria" fo:font-size="18pt" style:font-size-asian="18pt" style:font-name-complex="Cambria" style:font-size-complex="18pt"/>
    </style:style>
    <style:style style:name="T2" style:family="text">
      <style:text-properties fo:color="#00e000" style:font-name="Cambria" fo:font-size="18pt" fo:font-weight="bold" style:font-size-asian="18pt" style:font-name-complex="Cambria" style:font-size-complex="18pt" style:font-weight-complex="bold"/>
    </style:style>
    <style:style style:name="T3" style:family="text">
      <style:text-properties fo:color="#000000" style:font-name="Cambria" fo:font-size="12pt" style:font-size-asian="12pt" style:font-name-complex="Cambria" style:font-size-complex="12pt"/>
    </style:style>
    <style:style style:name="T4" style:family="text">
      <style:text-properties fo:color="#000000" style:font-name="Cambria" fo:font-size="28pt" fo:font-weight="bold" style:font-size-asian="28pt" style:font-name-complex="Cambria" style:font-size-complex="28pt" style:font-weight-complex="bold"/>
    </style:style>
    <style:style style:name="T5" style:family="text">
      <style:text-properties fo:color="#3366ff" style:font-name="Cambria" fo:font-size="18pt" fo:font-weight="bold" style:font-size-asian="18pt" style:font-name-complex="Cambria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2" draw:text-style-name="P2" draw:layer="layout" svg:width="23.129cm" svg:height="0.881cm" svg:x="1.023cm" svg:y="16.416cm">
          <draw:image xlink:href="Pictures/10000201000007AF0000004B1978CCA2139AB622.png" xlink:type="simple" xlink:show="embed" xlink:actuate="onLoad">
            <text:p/>
          </draw:image>
        </draw:frame>
        <draw:path draw:style-name="gr3" draw:text-style-name="P3" draw:layer="layout" svg:width="22.552cm" svg:height="0.317cm" svg:x="1.158cm" svg:y="16.645cm" svg:viewBox="0 0 22553 318" svg:d="M22276 0c5 0 9 2 13 4l264 155-264 153c-17 11-39 5-48-13-10-16-5-38 12-48l99-57-22352-38v-70l22353 37-99-58c-17-10-23-31-13-48 7-13 21-19 35-17z">
          <text:p/>
        </draw:path>
        <draw:frame draw:style-name="gr2" draw:text-style-name="P2" draw:layer="layout" svg:width="0.881cm" svg:height="15.098cm" svg:x="0.717cm" svg:y="1.858cm">
          <draw:image xlink:href="Pictures/100002010000004B000005044857AF46AE9A2164.png" xlink:type="simple" xlink:show="embed" xlink:actuate="onLoad">
            <text:p/>
          </draw:image>
        </draw:frame>
        <draw:path draw:style-name="gr3" draw:text-style-name="P3" draw:layer="layout" svg:width="0.317cm" svg:height="14.518cm" svg:x="0.999cm" svg:y="2.248cm" svg:viewBox="0 0 318 14519" svg:d="M124 14519h71v-14319l58 99c10 17 31 23 48 13s22-32 13-48l-154-264-155 264c-10 16-4 38 12 48 17 10 39 4 49-13l58-99z">
          <text:p/>
        </draw:path>
        <draw:frame draw:style-name="gr4" draw:text-style-name="P5" draw:layer="layout" svg:width="5.082cm" svg:height="0.746cm" svg:x="1.53cm" svg:y="2.609cm">
          <draw:text-box>
            <text:p text:style-name="P4"><text:span text:style-name="T1">environmental</text:span><text:span text:style-name="T1"><text:tab/></text:span></text:p>
          </draw:text-box>
        </draw:frame>
        <draw:frame draw:style-name="gr2" draw:text-style-name="P2" draw:layer="layout" svg:width="1.21cm" svg:height="1.022cm" svg:x="6.338cm" svg:y="12.724cm">
          <draw:image xlink:href="Pictures/1000020100000067000000572F30B0C244B54440.png" xlink:type="simple" xlink:show="embed" xlink:actuate="onLoad">
            <text:p/>
          </draw:image>
        </draw:frame>
        <draw:polygon draw:style-name="gr5" draw:text-style-name="P6" draw:layer="layout" svg:width="0.902cm" svg:height="0.714cm" svg:x="6.492cm" svg:y="12.817cm" svg:viewBox="0 0 903 715" draw:points="0,460 139,318 89,141 313,141 452,0 591,141 814,141 764,318 903,460 702,539 653,715 452,637 250,715 200,539">
          <text:p/>
        </draw:polygon>
        <draw:polygon draw:style-name="gr6" draw:text-style-name="P2" draw:layer="layout" svg:width="0.902cm" svg:height="0.714cm" svg:x="6.492cm" svg:y="12.817cm" svg:viewBox="0 0 903 715" draw:points="0,460 139,318 89,141 313,141 452,0 591,141 814,141 764,318 903,460 702,539 653,715 452,637 250,715 200,539">
          <text:p/>
        </draw:polygon>
        <draw:frame draw:style-name="gr2" draw:text-style-name="P2" draw:layer="layout" svg:width="0.94cm" svg:height="0.952cm" svg:x="6.338cm" svg:y="10.383cm">
          <draw:image xlink:href="Pictures/1000020100000050000000514523CC8834827140.png" xlink:type="simple" xlink:show="embed" xlink:actuate="onLoad">
            <text:p/>
          </draw:image>
        </draw:frame>
        <draw:polygon draw:style-name="gr7" draw:text-style-name="P7" draw:layer="layout" svg:width="0.627cm" svg:height="0.635cm" svg:x="6.492cm" svg:y="10.481cm" svg:viewBox="0 0 628 636" draw:points="0,636 628,636 628,0 0,0">
          <text:p/>
        </draw:polygon>
        <draw:polygon draw:style-name="gr6" draw:text-style-name="P2" draw:layer="layout" svg:width="0.627cm" svg:height="0.635cm" svg:x="6.492cm" svg:y="10.481cm" svg:viewBox="0 0 628 636" draw:points="0,0 628,0 628,636 0,636">
          <text:p/>
        </draw:polygon>
        <draw:frame draw:style-name="gr2" draw:text-style-name="P2" draw:layer="layout" svg:width="5.267cm" svg:height="9.124cm" svg:x="1.529cm" svg:y="6.244cm">
          <draw:image xlink:href="Pictures/10000201000001C00000030898E10CDFD2D82268.png" xlink:type="simple" xlink:show="embed" xlink:actuate="onLoad">
            <text:p/>
          </draw:image>
        </draw:frame>
        <draw:path draw:style-name="gr8" draw:text-style-name="P2" draw:layer="layout" svg:width="4.981cm" svg:height="8.801cm" svg:x="1.668cm" svg:y="6.348cm" svg:viewBox="0 0 4982 8802" svg:d="M0 8802c375-50 751-101 1256-1166 503-1067 1144-3957 1765-5229 621-1273 1291-1840 1961-2407">
          <text:p/>
        </draw:path>
        <draw:frame draw:style-name="gr2" draw:text-style-name="P2" draw:layer="layout" svg:width="6.467cm" svg:height="4.35cm" svg:x="15.675cm" svg:y="3.128cm">
          <draw:image xlink:href="Pictures/1000020100000226000001722BB8748E82A7AAB0.png" xlink:type="simple" xlink:show="embed" xlink:actuate="onLoad">
            <text:p/>
          </draw:image>
        </draw:frame>
        <draw:path draw:style-name="gr9" draw:text-style-name="P2" draw:layer="layout" svg:width="6.094cm" svg:height="3.987cm" svg:x="15.831cm" svg:y="3.226cm" svg:viewBox="0 0 6095 3988" svg:d="M0 664c0-367 297-664 664-664h4766c368 0 665 297 665 664v2659c0 367-297 665-665 665h-4766c-367 0-664-298-664-665z">
          <text:p/>
        </draw:path>
        <draw:frame draw:style-name="gr2" draw:text-style-name="P2" draw:layer="layout" svg:width="0.975cm" svg:height="0.987cm" svg:x="6.162cm" svg:y="6.033cm">
          <draw:image xlink:href="Pictures/10000201000000530000005435A686266E1E28A9.png" xlink:type="simple" xlink:show="embed" xlink:actuate="onLoad">
            <text:p/>
          </draw:image>
        </draw:frame>
        <draw:path draw:style-name="gr10" draw:text-style-name="P8" draw:layer="layout" svg:width="0.667cm" svg:height="0.677cm" svg:x="6.315cm" svg:y="6.122cm" svg:viewBox="0 0 668 678" svg:d="M0 339c0-188 151-339 335-339s333 151 333 339c0 187-149 339-333 339s-335-152-335-339z">
          <text:p/>
        </draw:path>
        <draw:path draw:style-name="gr6" draw:text-style-name="P2" draw:layer="layout" svg:width="0.667cm" svg:height="0.677cm" svg:x="6.315cm" svg:y="6.122cm" svg:viewBox="0 0 668 678" svg:d="M0 339c0-188 151-339 335-339s333 151 333 339c0 187-149 339-333 339s-335-152-335-339z">
          <text:p/>
        </draw:path>
        <draw:frame draw:style-name="gr2" draw:text-style-name="P2" draw:layer="layout" svg:width="1.21cm" svg:height="1.022cm" svg:x="15.934cm" svg:y="3.657cm">
          <draw:image xlink:href="Pictures/1000020100000067000000572B3CBDD783DB19AE.png" xlink:type="simple" xlink:show="embed" xlink:actuate="onLoad">
            <text:p/>
          </draw:image>
        </draw:frame>
        <draw:polygon draw:style-name="gr5" draw:text-style-name="P6" draw:layer="layout" svg:width="0.903cm" svg:height="0.714cm" svg:x="16.091cm" svg:y="3.748cm" svg:viewBox="0 0 904 715" draw:points="0,460 139,319 90,141 313,141 451,0 590,141 814,141 765,319 904,460 703,539 653,715 451,637 251,715 201,539">
          <text:p/>
        </draw:polygon>
        <draw:polygon draw:style-name="gr6" draw:text-style-name="P2" draw:layer="layout" svg:width="0.903cm" svg:height="0.714cm" svg:x="16.091cm" svg:y="3.748cm" svg:viewBox="0 0 904 715" draw:points="0,460 139,319 90,141 313,141 451,0 590,141 814,141 765,319 904,460 703,539 653,715 451,637 251,715 201,539">
          <text:p/>
        </draw:polygon>
        <draw:frame draw:style-name="gr11" draw:text-style-name="P5" draw:layer="layout" svg:width="1.928cm" svg:height="0.746cm" svg:x="1.53cm" svg:y="3.362cm">
          <draw:text-box>
            <text:p text:style-name="P4"><text:span text:style-name="T1">system</text:span></text:p>
          </draw:text-box>
        </draw:frame>
        <draw:frame draw:style-name="gr2" draw:text-style-name="P2" draw:layer="layout" svg:width="0.975cm" svg:height="0.987cm" svg:x="16.051cm" svg:y="4.704cm">
          <draw:image xlink:href="Pictures/1000020100000053000000547DCE545725EF32A4.png" xlink:type="simple" xlink:show="embed" xlink:actuate="onLoad">
            <text:p/>
          </draw:image>
        </draw:frame>
        <draw:path draw:style-name="gr10" draw:text-style-name="P8" draw:layer="layout" svg:width="0.667cm" svg:height="0.677cm" svg:x="16.209cm" svg:y="4.793cm" svg:viewBox="0 0 668 678" svg:d="M0 340c0-188 150-340 334-340 185 0 334 152 334 340 0 187-149 338-334 338-184 0-334-151-334-338z">
          <text:p/>
        </draw:path>
        <draw:path draw:style-name="gr6" draw:text-style-name="P2" draw:layer="layout" svg:width="0.667cm" svg:height="0.677cm" svg:x="16.209cm" svg:y="4.793cm" svg:viewBox="0 0 668 678" svg:d="M0 340c0-188 150-340 334-340 185 0 334 152 334 340 0 187-149 338-334 338-184 0-334-151-334-338z">
          <text:p/>
        </draw:path>
        <draw:frame draw:style-name="gr12" draw:text-style-name="P5" draw:layer="layout" svg:width="3.528cm" svg:height="0.746cm" svg:x="17.728cm" svg:y="3.67cm">
          <draw:text-box>
            <text:p text:style-name="P4"><text:span text:style-name="T1">observations</text:span></text:p>
          </draw:text-box>
        </draw:frame>
        <draw:frame draw:style-name="gr2" draw:text-style-name="P2" draw:layer="layout" svg:width="0.94cm" svg:height="0.94cm" svg:x="16.11cm" svg:y="5.903cm">
          <draw:image xlink:href="Pictures/10000201000000500000005062CE7CBB62C60C3E.png" xlink:type="simple" xlink:show="embed" xlink:actuate="onLoad">
            <text:p/>
          </draw:image>
        </draw:frame>
        <draw:polygon draw:style-name="gr7" draw:text-style-name="P7" draw:layer="layout" svg:width="0.627cm" svg:height="0.635cm" svg:x="16.268cm" svg:y="5.992cm" svg:viewBox="0 0 628 636" draw:points="0,636 628,636 628,0 0,0">
          <text:p/>
        </draw:polygon>
        <draw:polygon draw:style-name="gr6" draw:text-style-name="P2" draw:layer="layout" svg:width="0.627cm" svg:height="0.635cm" svg:x="16.268cm" svg:y="5.992cm" svg:viewBox="0 0 628 636" draw:points="0,0 628,0 628,636 0,636">
          <text:p/>
        </draw:polygon>
        <draw:frame draw:style-name="gr13" draw:text-style-name="P5" draw:layer="layout" svg:width="2.182cm" svg:height="0.746cm" svg:x="17.905cm" svg:y="4.771cm">
          <draw:text-box>
            <text:p text:style-name="P4"><text:span text:style-name="T1">forecast</text:span></text:p>
          </draw:text-box>
        </draw:frame>
        <draw:frame draw:style-name="gr14" draw:text-style-name="P5" draw:layer="layout" svg:width="2.199cm" svg:height="0.746cm" svg:x="17.865cm" svg:y="5.875cm">
          <draw:text-box>
            <text:p text:style-name="P4"><text:span text:style-name="T1">analysis</text:span></text:p>
          </draw:text-box>
        </draw:frame>
        <draw:polygon draw:style-name="gr15" draw:text-style-name="P9" draw:layer="layout" svg:width="2.549cm" svg:height="1.083cm" svg:x="1.668cm" svg:y="12.624cm" svg:viewBox="0 0 2550 1084" draw:points="0,1084 2550,1084 2550,0 0,0">
          <text:p/>
        </draw:polygon>
        <draw:frame draw:style-name="gr16" draw:text-style-name="P5" draw:layer="layout" svg:width="1.234cm" svg:height="0.746cm" svg:x="22.18cm" svg:y="15.846cm">
          <draw:text-box>
            <text:p text:style-name="P4"><text:span text:style-name="T1">time</text:span></text:p>
          </draw:text-box>
        </draw:frame>
        <draw:frame draw:style-name="gr2" draw:text-style-name="P2" draw:layer="layout" svg:width="2.786cm" svg:height="2.668cm" svg:x="5.574cm" svg:y="11.947cm">
          <draw:image xlink:href="Pictures/10000201000000ED000000E322332D20D4326DCA.png" xlink:type="simple" xlink:show="embed" xlink:actuate="onLoad">
            <text:p/>
          </draw:image>
        </draw:frame>
        <draw:path draw:style-name="gr17" draw:text-style-name="P10" draw:layer="layout" svg:width="2.497cm" svg:height="2.379cm" svg:x="5.718cm" svg:y="12.026cm" svg:viewBox="0 0 2498 2380" svg:d="M0 1191c0-658 560-1191 1250-1191 689 0 1248 533 1248 1191 0 656-559 1189-1248 1189-690 0-1250-533-1250-1189z">
          <text:p/>
        </draw:path>
        <draw:path draw:style-name="gr18" draw:text-style-name="P2" draw:layer="layout" svg:width="2.497cm" svg:height="2.379cm" svg:x="5.718cm" svg:y="12.026cm" svg:viewBox="0 0 2498 2380" svg:d="M0 1191c0-658 560-1191 1250-1191 689 0 1248 533 1248 1191 0 656-559 1189-1248 1189-690 0-1250-533-1250-1189z">
          <text:p/>
        </draw:path>
        <draw:frame draw:style-name="gr2" draw:text-style-name="P2" draw:layer="layout" svg:width="0.328cm" svg:height="1.151cm" svg:x="6.55cm" svg:y="16.345cm">
          <draw:image xlink:href="Pictures/100002010000001C00000062537C350011342FC6.png" xlink:type="simple" xlink:show="embed" xlink:actuate="onLoad">
            <text:p/>
          </draw:image>
        </draw:frame>
        <draw:line draw:style-name="gr19" draw:text-style-name="P2" draw:layer="layout" svg:x1="6.709cm" svg:y1="16.422cm" svg:x2="6.709cm" svg:y2="17.281cm">
          <text:p/>
        </draw:line>
        <draw:frame draw:style-name="gr2" draw:text-style-name="P2" draw:layer="layout" svg:width="0.328cm" svg:height="1.151cm" svg:x="13.594cm" svg:y="16.298cm">
          <draw:image xlink:href="Pictures/100002010000001C00000062F02E68691297ECB1.png" xlink:type="simple" xlink:show="embed" xlink:actuate="onLoad">
            <text:p/>
          </draw:image>
        </draw:frame>
        <draw:line draw:style-name="gr19" draw:text-style-name="P2" draw:layer="layout" svg:x1="13.762cm" svg:y1="16.376cm" svg:x2="13.762cm" svg:y2="17.236cm">
          <text:p/>
        </draw:line>
        <draw:frame draw:style-name="gr2" draw:text-style-name="P2" draw:layer="layout" svg:width="0.328cm" svg:height="1.151cm" svg:x="21.355cm" svg:y="16.345cm">
          <draw:image xlink:href="Pictures/100002010000001C000000623DB5DF291E1B4BCC.png" xlink:type="simple" xlink:show="embed" xlink:actuate="onLoad">
            <text:p/>
          </draw:image>
        </draw:frame>
        <draw:line draw:style-name="gr19" draw:text-style-name="P2" draw:layer="layout" svg:x1="21.517cm" svg:y1="16.422cm" svg:x2="21.517cm" svg:y2="17.281cm">
          <text:p/>
        </draw:line>
        <draw:frame draw:style-name="gr20" draw:text-style-name="P5" draw:layer="layout" svg:width="1.844cm" svg:height="0.746cm" svg:x="1.922cm" svg:y="12.771cm">
          <draw:text-box>
            <text:p text:style-name="P4"><text:span text:style-name="T2">model</text:span></text:p>
          </draw:text-box>
        </draw:frame>
        <draw:frame draw:style-name="gr21" draw:text-style-name="P5" draw:layer="layout" svg:width="0.634cm" svg:height="0.746cm" svg:x="13.201cm" svg:y="17.414cm">
          <draw:text-box>
            <text:p text:style-name="P4"><text:span text:style-name="T1">t</text:span></text:p>
          </draw:text-box>
        </draw:frame>
        <draw:frame draw:style-name="gr22" draw:text-style-name="P11" draw:layer="layout" svg:width="0.688cm" svg:height="0.496cm" svg:x="13.417cm" svg:y="17.768cm">
          <draw:text-box>
            <text:p text:style-name="P4"><text:span text:style-name="T3">k+1</text:span></text:p>
          </draw:text-box>
        </draw:frame>
        <draw:frame draw:style-name="gr21" draw:text-style-name="P5" draw:layer="layout" svg:width="0.634cm" svg:height="0.746cm" svg:x="6.418cm" svg:y="17.374cm">
          <draw:text-box>
            <text:p text:style-name="P4"><text:span text:style-name="T1">t</text:span></text:p>
          </draw:text-box>
        </draw:frame>
        <draw:frame draw:style-name="gr23" draw:text-style-name="P11" draw:layer="layout" svg:width="0.422cm" svg:height="0.496cm" svg:x="6.634cm" svg:y="17.728cm">
          <draw:text-box>
            <text:p text:style-name="P4"><text:span text:style-name="T3">k</text:span></text:p>
          </draw:text-box>
        </draw:frame>
        <draw:frame draw:style-name="gr21" draw:text-style-name="P5" draw:layer="layout" svg:width="0.634cm" svg:height="0.746cm" svg:x="20.929cm" svg:y="17.383cm">
          <draw:text-box>
            <text:p text:style-name="P4"><text:span text:style-name="T1">t</text:span></text:p>
          </draw:text-box>
        </draw:frame>
        <draw:frame draw:style-name="gr22" draw:text-style-name="P11" draw:layer="layout" svg:width="0.688cm" svg:height="0.496cm" svg:x="21.145cm" svg:y="17.737cm">
          <draw:text-box>
            <text:p text:style-name="P4"><text:span text:style-name="T3">k+2</text:span></text:p>
          </draw:text-box>
        </draw:frame>
        <draw:frame draw:style-name="gr2" draw:text-style-name="P2" draw:layer="layout" svg:width="9.312cm" svg:height="0.328cm" svg:x="15.334cm" svg:y="0.929cm">
          <draw:image xlink:href="Pictures/10000201000003180000001CAACD287086EA1121.png" xlink:type="simple" xlink:show="embed" xlink:actuate="onLoad">
            <text:p/>
          </draw:image>
        </draw:frame>
        <draw:line draw:style-name="gr19" draw:text-style-name="P2" draw:layer="layout" svg:x1="15.463cm" svg:y1="1.037cm" svg:x2="24.48cm" svg:y2="1.037cm">
          <text:p/>
        </draw:line>
        <draw:frame draw:style-name="gr2" draw:text-style-name="P2" draw:layer="layout" svg:width="9.312cm" svg:height="0.328cm" svg:x="1.117cm" svg:y="0.917cm">
          <draw:image xlink:href="Pictures/10000201000003180000001C66F5F592A56477AE.png" xlink:type="simple" xlink:show="embed" xlink:actuate="onLoad">
            <text:p/>
          </draw:image>
        </draw:frame>
        <draw:line draw:style-name="gr19" draw:text-style-name="P2" draw:layer="layout" svg:x1="1.248cm" svg:y1="1.024cm" svg:x2="10.264cm" svg:y2="1.024cm">
          <text:p/>
        </draw:line>
        <draw:frame draw:style-name="gr2" draw:text-style-name="P2" draw:layer="layout" svg:width="3.033cm" svg:height="4.115cm" svg:x="5.092cm" svg:y="4.48cm">
          <draw:image xlink:href="Pictures/10000201000001020000015E338BD4AC878A774B.png" xlink:type="simple" xlink:show="embed" xlink:actuate="onLoad">
            <text:p/>
          </draw:image>
        </draw:frame>
        <draw:path draw:style-name="gr24" draw:text-style-name="P12" draw:layer="layout" svg:width="2.749cm" svg:height="3.826cm" svg:x="5.234cm" svg:y="4.564cm" svg:viewBox="0 0 2750 3827" svg:d="M129 2300c-320-1035-22-2047 666-2260 689-213 1507 453 1827 1489 320 1035 22 2046-667 2259s-1506-453-1826-1488z">
          <text:p/>
        </draw:path>
        <draw:path draw:style-name="gr25" draw:text-style-name="P2" draw:layer="layout" svg:width="2.749cm" svg:height="3.826cm" svg:x="5.234cm" svg:y="4.564cm" svg:viewBox="0 0 2750 3827" svg:d="M129 2300c-320-1035-22-2047 666-2260s1507 453 1827 1489c320 1035 22 2046-667 2259s-1506-453-1826-1488z">
          <text:p/>
        </draw:path>
        <draw:frame draw:style-name="gr2" draw:text-style-name="P2" draw:layer="layout" svg:width="2.222cm" svg:height="3.209cm" svg:x="5.703cm" svg:y="9.231cm">
          <draw:image xlink:href="Pictures/10000201000000BD000001110A9C9BFA6A53BE57.png" xlink:type="simple" xlink:show="embed" xlink:actuate="onLoad">
            <text:p/>
          </draw:image>
        </draw:frame>
        <draw:path draw:style-name="gr26" draw:text-style-name="P13" draw:layer="layout" svg:width="1.925cm" svg:height="2.914cm" svg:x="5.853cm" svg:y="9.317cm" svg:viewBox="0 0 1926 2915" svg:d="M214 1140c334-786 941-1280 1355-1104s478 956 144 1741c-333 785-941 1279-1354 1103-414-176-479-955-145-1740z">
          <text:p/>
        </draw:path>
        <draw:path draw:style-name="gr25" draw:text-style-name="P2" draw:layer="layout" svg:width="1.925cm" svg:height="2.914cm" svg:x="5.853cm" svg:y="9.317cm" svg:viewBox="0 0 1926 2915" svg:d="M214 1140c334-786 941-1280 1355-1104s478 956 144 1741c-333 785-940 1279-1354 1103s-479-955-145-1740z">
          <text:p/>
        </draw:path>
        <draw:frame draw:style-name="gr2" draw:text-style-name="P2" draw:layer="layout" svg:width="19.484cm" svg:height="4.903cm" svg:x="2.023cm" svg:y="11.653cm">
          <draw:image xlink:href="Pictures/1000020100000679000001A1F0A3490EF7617C68.png" xlink:type="simple" xlink:show="embed" xlink:actuate="onLoad">
            <text:p/>
          </draw:image>
        </draw:frame>
        <draw:path draw:style-name="gr27" draw:text-style-name="P2" draw:layer="layout" svg:width="19.228cm" svg:height="4.579cm" svg:x="2.151cm" svg:y="11.755cm" svg:viewBox="0 0 19229 4580" svg:d="M0 4580c401-23 802-47 1236-156s1051-322 1368-499c317-176 328-291 534-561 206-269 501-747 701-1058 201-312 240-499 501-810 262-312 529-820 1068-1059 540-239 1441-301 2171-374 729-73 1380-62 2203-62 824 0 2738 62 2738 62l2370 62c767 11 2236 0 2236 0h2103">
          <text:p/>
        </draw:path>
        <draw:polygon draw:style-name="gr15" draw:text-style-name="P9" draw:layer="layout" svg:width="2.549cm" svg:height="1.083cm" svg:x="4.093cm" svg:y="14.796cm" svg:viewBox="0 0 2550 1084" draw:points="0,1084 2550,1084 2550,0 0,0">
          <text:p/>
        </draw:polygon>
        <draw:frame draw:style-name="gr28" draw:text-style-name="P14" draw:layer="layout" svg:width="3.914cm" svg:height="1.157cm" svg:x="11.014cm" svg:y="0.413cm">
          <draw:text-box>
            <text:p text:style-name="P4"><text:span text:style-name="T4">Filtering</text:span></text:p>
          </draw:text-box>
        </draw:frame>
        <draw:frame draw:style-name="gr29" draw:text-style-name="P5" draw:layer="layout" svg:width="1.522cm" svg:height="0.746cm" svg:x="4.347cm" svg:y="14.944cm">
          <draw:text-box>
            <text:p text:style-name="P4"><text:span text:style-name="T5">tru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5.4cm" fo:page-height="19.6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10-07T16:43:00.387638301</dc:date>
    <meta:editing-duration>PT2M32S</meta:editing-duration>
    <meta:editing-cycles>2</meta:editing-cycles>
    <meta:document-statistic meta:object-count="65"/>
  </office:meta>
</office:document-meta>
</file>